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Georgia" svg:font-family="Georgia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2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3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7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8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9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0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1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</style:style>
    <style:style style:name="P12" style:family="paragraph" style:parent-style-name="Standard" style:list-style-name="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3" style:family="paragraph" style:parent-style-name="Standard" style:list-style-name="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4" style:family="paragraph" style:parent-style-name="Standard" style:list-style-name="WW8Num3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5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</style:style>
    <style:style style:name="P16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17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</style:style>
    <style:style style:name="P18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</style:style>
    <style:style style:name="P19" style:family="paragraph" style:parent-style-name="Standard" style:list-style-name="WW8Num3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20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21" style:family="paragraph" style:parent-style-name="Standard" style:list-style-name="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22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23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24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25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26" style:family="paragraph" style:parent-style-name="Standard" style:list-style-name="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27" style:family="paragraph" style:parent-style-name="Standard" style:list-style-name="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28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29" style:family="paragraph" style:parent-style-name="Standard" style:list-style-name="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30" style:family="paragraph" style:parent-style-name="Standard" style:list-style-name="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31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32" style:family="paragraph" style:parent-style-name="Standard" style:list-style-name="">
      <style:paragraph-properties fo:margin-left="0in" fo:margin-right="0in" fo:margin-top="0in" fo:margin-bottom="0.1in" style:contextual-spacing="false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33" style:family="paragraph" style:parent-style-name="Standard">
      <style:paragraph-properties fo:margin-left="0in" fo:margin-right="0in" fo:margin-top="0in" fo:margin-bottom="0.1in" style:contextual-spacing="false" fo:line-height="120%" fo:text-indent="-0.1252in" style:auto-text-indent="false">
        <style:tab-stops>
          <style:tab-stop style:position="0in"/>
          <style:tab-stop style:position="0.1252in"/>
        </style:tab-stops>
      </style:paragraph-properties>
    </style:style>
    <style:style style:name="P34" style:family="paragraph" style:parent-style-name="Standard" style:list-style-name="WW8Num2">
      <style:paragraph-properties fo:margin-left="0in" fo:margin-right="0in" fo:margin-top="0.1in" fo:margin-bottom="0in" style:contextual-spacing="false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35" style:family="paragraph" style:parent-style-name="Standard" style:list-style-name="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37" style:family="paragraph" style:parent-style-name="Standard">
      <style:paragraph-properties fo:margin-top="0.0835in" fo:margin-bottom="0.111in" style:contextual-spacing="false" fo:line-height="120%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38" style:family="paragraph" style:parent-style-name="Standard">
      <style:paragraph-properties fo:margin-top="0.0835in" fo:margin-bottom="0.111in" style:contextual-spacing="false" fo:line-height="120%" fo:break-before="page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39" style:family="paragraph" style:parent-style-name="Standard" style:master-page-name="Convert_20_1">
      <style:paragraph-properties fo:margin-top="0.0835in" fo:margin-bottom="0.111in" style:contextual-spacing="false" fo:line-height="120%" style:page-number="auto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40" style:family="paragraph" style:parent-style-name="Standard" style:list-style-name="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41" style:family="paragraph" style:parent-style-name="Standard" style:list-style-name="">
      <style:paragraph-properties fo:margin-left="0in" fo:margin-right="0in" fo:margin-top="0in" fo:margin-bottom="0.1in" style:contextual-spacing="false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42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P43" style:family="paragraph" style:parent-style-name="Footer">
      <style:paragraph-properties fo:text-align="center" style:justify-single-word="false"/>
    </style:style>
    <style:style style:name="T1" style:family="text"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T2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3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4" style:family="text"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T5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6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T7" style:family="text"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T8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9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10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11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2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3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T14" style:family="text">
      <style:text-properties fo:color="#000000" style:font-name="Bitstream Charter" fo:font-size="12pt" style:font-size-asian="12pt" style:font-name-complex="Bitstream Charter" style:font-size-complex="12pt"/>
    </style:style>
    <style:style style:name="T15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T16" style:family="text">
      <style:text-properties style:font-name="Bitstream Charter" fo:font-size="9pt" style:font-size-asian="9pt" style:font-name-complex="Bitstream Charter" style:font-size-complex="9pt"/>
    </style:style>
    <style:style style:name="T17" style:family="text">
      <style:text-properties fo:font-size="9pt" style:font-size-asian="9pt" style:font-name-complex="Garamond" style:font-size-complex="9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GRAY CALHOUN</text:p>
      <text:p text:style-name="P1"/>
      <text:p text:style-name="P1"/>
      <text:p text:style-name="P13"><text:span text:style-name="T2"><text:tab/>email: </text:span><text:span text:style-name="T3">gcalhoun@iastate.edu</text:span></text:p>
      <text:p text:style-name="P13"><text:span text:style-name="T2"><text:tab/>phone: </text:span><text:span text:style-name="T3">(858) 361-4248</text:span></text:p>
      <text:p text:style-name="P13"><text:span text:style-name="T2"><text:tab/>website</text:span><text:span text:style-name="T3">: </text:span><text:a xlink:type="simple" xlink:href="http://gray.clhn.org/"><text:span text:style-name="Internet_20_link"><text:span text:style-name="T3">gray.clhn.org</text:span></text:span></text:a></text:p>
      <text:p text:style-name="P13"><text:span text:style-name="T2"><text:tab/>last updated: </text:span><text:span text:style-name="T3">2015-04-28</text:span></text:p>
      <text:p text:style-name="P36"/>
      <text:p text:style-name="P37">EDUCATION</text:p>
      <text:p text:style-name="P9"><text:span text:style-name="T5">University of California, San Diego<text:tab/></text:span><text:span text:style-name="T8">2003 to 2009</text:span><text:span text:style-name="T9"><text:tab/></text:span></text:p>
      <text:p text:style-name="P8"><text:span text:style-name="T9">PhD in Economics, 2009</text:span></text:p>
      <text:p text:style-name="P8"><text:span text:style-name="T9">MS in Statistics, 2006</text:span><text:span text:style-name="T11"><text:tab/></text:span></text:p>
      <text:list xml:id="list1191672773184419120" text:style-name="WW8Num3">
        <text:list-item>
          <text:p text:style-name="P14"><text:span text:style-name="T9">Thesis title: </text:span><text:span text:style-name="T12">Limit theory for overfit models </text:span></text:p>
        </text:list-item>
        <text:list-item>
          <text:p text:style-name="P19">Advisors: Graham Elliott and Allan Timmermann</text:p>
        </text:list-item>
      </text:list>
      <text:p text:style-name="P2"/>
      <text:p text:style-name="P10"><text:span text:style-name="T5">Tufts University<text:tab/></text:span><text:span text:style-name="T8">1997 to 2001</text:span></text:p>
      <text:p text:style-name="P3">BA in Mathematics, 2001</text:p>
      <text:p text:style-name="P5"/>
      <text:p text:style-name="P37">ACADEMIC POSITIONS</text:p>
      <text:p text:style-name="P10"><text:span text:style-name="T5">Iowa State University </text:span><text:span text:style-name="T9"><text:tab/></text:span><text:span text:style-name="T10">2009 to present</text:span></text:p>
      <text:p text:style-name="P6">Assistant Professor of Economics</text:p>
      <text:p text:style-name="P7"/>
      <text:p text:style-name="P37">GRANTS AND AWARDS</text:p>
      <text:list xml:id="list4553321825015154521" text:style-name="WW8Num2">
        <text:list-item>
          <text:p text:style-name="P20">Iowa State University Strategic Initiative, "Graphical Processing Units (GPU) for Parallel Computing," with Helle Bunzel, Jarad Niemi, and Mervyn Marasinghe, 2012. ($87,727.39)</text:p>
        </text:list-item>
        <text:list-item>
          <text:p text:style-name="P20">Walter P. Heller Award for Outstanding Third-Year Paper, UCSD Economics Department, 2006</text:p>
        </text:list-item>
      </text:list>
      <text:p text:style-name="P25"/>
      <text:p text:style-name="P37">PUBLICATIONS</text:p>
      <text:list xml:id="list215014290432662" text:continue-numbering="true" text:style-name="WW8Num2">
        <text:list-item>
          <text:p text:style-name="P15"><text:span text:style-name="T9">Hypothesis testing in linear regression when k/n is large. </text:span><text:span text:style-name="T12">Journal of Econometrics</text:span><text:span text:style-name="T9">, 165(2), 2011: 163–174. </text:span></text:p>
        </text:list-item>
      </text:list>
      <text:p text:style-name="P26"/>
      <text:p text:style-name="P39">WORKING PAPERS</text:p>
      <text:list xml:id="list215014146231930" text:continue-numbering="true" text:style-name="WW8Num2">
        <text:list-item>
          <text:p text:style-name="P15"><text:span text:style-name="T9">Out-of-sample comparisons of overfit models. Working Paper 11002, Iowa State University, 2014 (submitted to </text:span><text:span text:style-name="T12">Quantitative Economics</text:span><text:span text:style-name="T9">)</text:span></text:p>
        </text:list-item>
        <text:list-item>
          <text:p text:style-name="P15"><text:span text:style-name="T9">Block bootstrap consistency under weak assumptions. Working Paper 11017, Iowa State University, 2014 (3rd revise and resubmit, </text:span><text:span text:style-name="T12">Econometric Theory</text:span><text:span text:style-name="T9">)</text:span></text:p>
        </text:list-item>
        <text:list-item>
          <text:p text:style-name="P15"><text:span text:style-name="T9">An asymptotically normal out-of-sample test based on mixed estimation windows. 2015 (revise and resubmit, </text:span><text:span text:style-name="T12">Econometrica</text:span><text:span text:style-name="T9">)</text:span></text:p>
        </text:list-item>
        <text:list-item>
          <text:p text:style-name="P15"><text:span text:style-name="T9">Improved stepdown methods for asymptotic control of generalized error rates. 2014 (revise and resubmit, </text:span><text:span text:style-name="T12">Journal of Econometrics</text:span><text:span text:style-name="T9">)</text:span></text:p>
        </text:list-item>
        <text:list-item>
          <text:p text:style-name="P15"><text:span text:style-name="T9">Causality in the Reinhart-Rogoff dataset, the plots thicken. 2015 (submitted to </text:span><text:span text:style-name="T12">Economic Letters</text:span><text:span text:style-name="T9">)</text:span></text:p>
        </text:list-item>
        <text:list-item>
          <text:p text:style-name="P20">Graphing better Impulse Response Functions for discrete-time linear models. 2015 (joint with Seth Pruitt) </text:p>
        </text:list-item>
        <text:list-item>
          <text:p text:style-name="P20">A simple block bootstrap for asymptotically normal out-of-sample test statistics. 2015</text:p>
        </text:list-item>
      </text:list>
      <text:p text:style-name="P25"/>
      <text:p text:style-name="P37">EXTERNAL PRESENTATIONS</text:p>
      <text:p text:style-name="P11"><text:span text:style-name="T9">2015<text:tab/>University of Montreal; CIREQ Econometrics Conference (planned)</text:span></text:p>
      <text:p text:style-name="P4">2014<text:tab/>NBER Summer Institute (Forecasting &amp; Empirical Methods in Macro <text:tab/><text:tab/>&amp; Finance); Joint Statistical Meetings</text:p>
      <text:p text:style-name="P4">2013<text:tab/>NBER-NSF Time Series Conference (poster session); Annual <text:tab/><text:tab/><text:tab/>Meetings of the Midwest Econometrics Group</text:p>
      <text:p text:style-name="P4">2012<text:tab/>First Conference of the International Society for Non-Parametric<text:tab/><text:tab/>Statistics</text:p>
      <text:p text:style-name="P4">2011<text:tab/>NBER-NSF Time Series Conference; Annual Meetings of the Midwest</text:p>
      <text:p text:style-name="P4"><text:tab/><text:tab/>Econometrics Group</text:p>
      <text:p text:style-name="P4">2010<text:tab/>Annual Meetings of the Midwest Econometrics Group; Joint <text:tab/><text:tab/><text:tab/>Statistical Meetings; International Symposium on Forecasting; <text:tab/><text:tab/>Midwest Economics Association Annual Meetings</text:p>
      <text:p text:style-name="P4">2009<text:tab/>Federal Deposit Insurance Corporation; Iowa State University; <text:tab/><text:tab/>Federal Reserve Bank of Kansas City; Wayne State University.</text:p>
      <text:p text:style-name="P25"/>
      <text:p text:style-name="P38">TEACHING</text:p>
      <text:list xml:id="list215014762141525" text:continue-numbering="true" text:style-name="WW8Num2">
        <text:list-item>
          <text:p text:style-name="P16"><text:span text:style-name="T9">PhD Macroeconometrics<text:tab/></text:span><text:span text:style-name="T15">2011 to present</text:span></text:p>
        </text:list-item>
        <text:list-item>
          <text:p text:style-name="P16"><text:span text:style-name="T9">PhD Econometrics 1<text:tab/></text:span><text:span text:style-name="T15">2009 to present</text:span></text:p>
        </text:list-item>
        <text:list-item>
          <text:p text:style-name="P16"><text:span text:style-name="T9">Principles of Macroeconomics<text:tab/></text:span><text:span text:style-name="T15">2010 to present</text:span></text:p>
        </text:list-item>
        <text:list-item>
          <text:p text:style-name="P16"><text:span text:style-name="T9">Undergraduate Econometrics 3 (UCSD)<text:tab/></text:span><text:span text:style-name="T15">Spring 2009</text:span></text:p>
        </text:list-item>
      </text:list>
      <text:p text:style-name="P27"/>
      <text:p text:style-name="P37">GRADUATE STUDENT ADVISING</text:p>
      <text:p text:style-name="P32">PhD students, Major Professor</text:p>
      <text:list xml:id="list215013810599488" text:continue-numbering="true" text:style-name="WW8Num2">
        <text:list-item>
          <text:p text:style-name="P16"><text:span text:style-name="T8">Anwen Yin, PhD Economics<text:tab/>2015 (planned)</text:span></text:p>
        </text:list-item>
      </text:list>
      <text:p text:style-name="P29"><text:tab/>Co-advisor with Helle Bunzel</text:p>
      <text:p text:style-name="P12">Placement: Assistant Prof. of Economics at Texas A&amp;M International University</text:p>
      <text:list xml:id="list215013642833445" text:continue-numbering="true" text:style-name="WW8Num2">
        <text:list-item>
          <text:p text:style-name="P34"><text:span text:style-name="T8">Matt Simpson, PhD Economics and Statistics<text:tab/>2015 (planned)</text:span></text:p>
        </text:list-item>
      </text:list>
      <text:p text:style-name="P30"><text:tab/>Co-advisor with Jarad Niemi</text:p>
      <text:p text:style-name="P30"><text:tab/>Placement: Postdoc in Statistics at University of Missouri</text:p>
      <text:p text:style-name="P25"/>
      <text:p text:style-name="P33"><text:span text:style-name="T7"><text:tab/>Graduate student ccommittee membership</text:span></text:p>
      <text:list xml:id="list215014743779711" text:continue-numbering="true" text:style-name="WW8Num2">
        <text:list-item>
          <text:p text:style-name="P31">Samantha Tyner, PhD Statistics<text:tab/>current student</text:p>
        </text:list-item>
        <text:list-item>
          <text:p text:style-name="P31">Carson Sievert, PhD Statistics<text:tab/></text:p>
        </text:list-item>
        <text:list-item>
          <text:p text:style-name="P31">Yang He, PhD Economics<text:tab/></text:p>
        </text:list-item>
        <text:list-item>
          <text:p text:style-name="P22">Ziran Li, PhD Economics<text:tab/></text:p>
        </text:list-item>
        <text:list-item>
          <text:p text:style-name="P22">Soumnyadip Roy, PhD Economics<text:tab/></text:p>
        </text:list-item>
        <text:list-item>
          <text:p text:style-name="P23">Zabid Iqbal, PhD Economics<text:tab/></text:p>
        </text:list-item>
        <text:list-item>
          <text:p text:style-name="P24">Jessica Short, MS Statistics<text:tab/>2015 (planned)</text:p>
        </text:list-item>
        <text:list-item>
          <text:p text:style-name="P24">Sam Helmich, MS Statistics<text:tab/></text:p>
        </text:list-item>
        <text:list-item>
          <text:p text:style-name="P23">Xiying Liu, PhD Economics<text:tab/></text:p>
        </text:list-item>
        <text:list-item>
          <text:p text:style-name="P17"><text:span text:style-name="T9">Matthew Clancy, PhD Economics<text:tab/></text:span></text:p>
        </text:list-item>
        <text:list-item>
          <text:p text:style-name="P17"><text:span text:style-name="T14">Deung-Yong Heo, PhD Economics<text:tab/></text:span></text:p>
        </text:list-item>
        <text:list-item>
          <text:p text:style-name="P17"><text:span text:style-name="T14">Yihui Xie, PhD Statistics<text:tab/>2013</text:span></text:p>
        </text:list-item>
        <text:list-item>
          <text:p text:style-name="P28">Nathan Zimmerman, MS Statistics<text:tab/></text:p>
        </text:list-item>
        <text:list-item>
          <text:p text:style-name="P18"><text:span text:style-name="T14">Jeremiah Richey, PhD Economics<text:tab/>2012</text:span></text:p>
        </text:list-item>
        <text:list-item>
          <text:p text:style-name="P18"><text:span text:style-name="T14">Ozgu Serttas, PhD Economics<text:tab/>2010</text:span></text:p>
        </text:list-item>
      </text:list>
      <text:p text:style-name="P25"/>
      <text:p text:style-name="P37"><text:soft-page-break/>PROFESSIONAL SERVICE</text:p>
      <text:p text:style-name="P41"><text:tab/>Journal and handbook referee</text:p>
      <text:p text:style-name="P40"><text:tab/>American Journal of Agricultural Economics, Bernoulli, Communications in Statistics — Theory and Methods, Computational Statistics and Data Analysis, Econometrica, Economics Bulletin, Handbook of Economic Forecasting, International Journal of Forecasting, Journal of Business &amp; Economic Statistics, Manchester School</text:p>
      <text:p text:style-name="P21"/>
      <text:p text:style-name="P32"><text:tab/>University committees at Iowa State</text:p>
      <text:list xml:id="list215015514048983" text:continue-numbering="true" text:style-name="WW8Num2">
        <text:list-item>
          <text:p text:style-name="P23">Faculty Representative Assembley Executive Committee<text:tab/>2014 to present</text:p>
        </text:list-item>
        <text:list-item>
          <text:p text:style-name="P22">Faculty Representative Assembley<text:tab/>2013 to present</text:p>
        </text:list-item>
      </text:list>
      <text:p text:style-name="P21"/>
      <text:p text:style-name="P32"><text:tab/>Departmental committees at Iowa State</text:p>
      <text:list xml:id="list215014275948118" text:continue-numbering="true" text:style-name="WW8Num2">
        <text:list-item>
          <text:p text:style-name="P22">Agricultural economist hiring<text:tab/>2014 to 2015</text:p>
        </text:list-item>
        <text:list-item>
          <text:p text:style-name="P22">Environmental and resource economist hiring<text:tab/>2013 to 2014</text:p>
        </text:list-item>
        <text:list-item>
          <text:p text:style-name="P22">Computer support staff hiring<text:tab/>2012 to 2013</text:p>
        </text:list-item>
        <text:list-item>
          <text:p text:style-name="P22">Graduate Student Admissions<text:tab/>2009 to 2013</text:p>
        </text:list-item>
        <text:list-item>
          <text:p text:style-name="P22">Computer Committee<text:tab/>2009 to 2014</text:p>
        </text:list-item>
      </text:list>
      <text:p text:style-name="P21"/>
      <text:p text:style-name="P32"><text:tab/>Professional membership</text:p>
      <text:p text:style-name="P35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Georgia" svg:font-family="Georgia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fo:font-size="10pt" style:letter-kerning="true" style:font-size-asian="10pt" style:font-name-complex="Symbol" style:font-family-complex="Symbol" style:font-pitch-complex="variable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Bitstream Charter" fo:font-size="9pt" style:font-size-asian="9pt" style:font-name-complex="Bitstream Charter" style:font-size-complex="9pt"/>
    </style:style>
    <style:style style:name="MT2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top="0.1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0"><draw:text-box><text:p text:style-name="Footer"><text:span text:style-name="Page_20_Number"><text:span text:style-name="MT1">Page </text:span></text:span><text:span text:style-name="Page_20_Number"><text:span text:style-name="MT2"><text:page-number text:select-page="current">3</text:page-number></text:span></text:span><text:span text:style-name="Page_20_Number"><text:span text:style-name="MT1"> of </text:span></text:span><text:span text:style-name="Page_20_Number"><text:span text:style-name="MT2"><text:page-count style:num-format="1">4</text:page-count></text:span></text:span></text:p><text:p text:style-name="Footer"/></draw:text-box></draw:frame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THERINE A</dc:title>
    <meta:initial-creator>ctull</meta:initial-creator>
    <meta:creation-date>2006-10-25T21:25:00</meta:creation-date>
    <dc:creator>Gray Calhoun</dc:creator>
    <dc:date>2015-04-28T21:50:13.146190648</dc:date>
    <meta:print-date>2006-06-01T15:06:00</meta:print-date>
    <meta:editing-cycles>4</meta:editing-cycles>
    <meta:editing-duration>PT3M16S</meta:editing-duration>
    <meta:generator>LibreOffice/4.2.8.2$Linux_X86_64 LibreOffice_project/420$Build-2</meta:generator>
    <meta:document-statistic meta:table-count="0" meta:image-count="0" meta:object-count="0" meta:page-count="4" meta:paragraph-count="82" meta:word-count="623" meta:character-count="4463" meta:non-whitespace-character-count="3917"/>
  </office:meta>
</office:document-meta>
</file>